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3538" officeooo:paragraph-rsid="000b3538"/>
    </style:style>
    <style:style style:name="P2" style:family="paragraph" style:parent-style-name="Standard">
      <style:text-properties officeooo:rsid="000b3538" officeooo:paragraph-rsid="000c5ef6"/>
    </style:style>
    <style:style style:name="P3" style:family="paragraph" style:parent-style-name="Standard">
      <style:text-properties officeooo:rsid="000b3538" officeooo:paragraph-rsid="000d1156"/>
    </style:style>
    <style:style style:name="P4" style:family="paragraph" style:parent-style-name="Standard">
      <style:text-properties officeooo:rsid="000b3538" officeooo:paragraph-rsid="0018664a"/>
    </style:style>
    <style:style style:name="P5" style:family="paragraph" style:parent-style-name="Standard">
      <style:text-properties officeooo:rsid="001a5789" officeooo:paragraph-rsid="001a5789"/>
    </style:style>
    <style:style style:name="P6" style:family="paragraph" style:parent-style-name="Standard">
      <style:text-properties officeooo:rsid="001d8129" officeooo:paragraph-rsid="001d8129"/>
    </style:style>
    <style:style style:name="P7" style:family="paragraph" style:parent-style-name="Standard">
      <style:text-properties fo:font-style="normal" officeooo:rsid="000d1156" officeooo:paragraph-rsid="000dc1d2" style:font-style-asian="normal" style:font-style-complex="normal"/>
    </style:style>
    <style:style style:name="P8" style:family="paragraph" style:parent-style-name="Standard">
      <style:text-properties fo:font-style="normal" officeooo:rsid="000f7bd4" officeooo:paragraph-rsid="000d1156" style:font-style-asian="normal" style:font-style-complex="normal"/>
    </style:style>
    <style:style style:name="P9" style:family="paragraph" style:parent-style-name="Standard">
      <style:text-properties fo:font-style="normal" officeooo:rsid="00160bba" officeooo:paragraph-rsid="000d1156" style:font-style-asian="normal" style:font-style-complex="normal"/>
    </style:style>
    <style:style style:name="P10" style:family="paragraph" style:parent-style-name="Standard">
      <style:text-properties fo:font-style="normal" officeooo:rsid="001646ca" officeooo:paragraph-rsid="000d1156" style:font-style-asian="normal" style:font-style-complex="normal"/>
    </style:style>
    <style:style style:name="P11" style:family="paragraph" style:parent-style-name="Standard">
      <style:text-properties fo:font-style="normal" officeooo:rsid="0018664a" officeooo:paragraph-rsid="0018664a" style:font-style-asian="normal" style:font-style-complex="normal"/>
    </style:style>
    <style:style style:name="P12" style:family="paragraph" style:parent-style-name="Standard">
      <style:text-properties fo:font-style="normal" officeooo:rsid="001a5789" officeooo:paragraph-rsid="0018664a" style:font-style-asian="normal" style:font-style-complex="normal"/>
    </style:style>
    <style:style style:name="P13" style:family="paragraph" style:parent-style-name="Standard">
      <style:text-properties fo:font-style="normal" officeooo:rsid="001a5789" officeooo:paragraph-rsid="001a5789" style:font-style-asian="normal" style:font-style-complex="normal"/>
    </style:style>
    <style:style style:name="P14" style:family="paragraph" style:parent-style-name="Standard">
      <style:text-properties fo:font-style="normal" officeooo:rsid="001a6d2a" officeooo:paragraph-rsid="001a5789" style:font-style-asian="normal" style:font-style-complex="normal"/>
    </style:style>
    <style:style style:name="P15" style:family="paragraph" style:parent-style-name="Standard">
      <style:text-properties fo:font-style="normal" officeooo:rsid="001b99ec" officeooo:paragraph-rsid="001a5789" style:font-style-asian="normal" style:font-style-complex="normal"/>
    </style:style>
    <style:style style:name="P16" style:family="paragraph" style:parent-style-name="Standard">
      <style:text-properties fo:font-style="normal" officeooo:rsid="001d8129" officeooo:paragraph-rsid="001d8129" style:font-style-asian="normal" style:font-style-complex="normal"/>
    </style:style>
    <style:style style:name="P17" style:family="paragraph" style:parent-style-name="Standard">
      <style:text-properties fo:font-style="normal" officeooo:rsid="0024de84" officeooo:paragraph-rsid="0024de84" style:font-style-asian="normal" style:font-style-complex="normal"/>
    </style:style>
    <style:style style:name="P18" style:family="paragraph" style:parent-style-name="Standard">
      <style:text-properties fo:font-style="normal" officeooo:rsid="002689cb" officeooo:paragraph-rsid="002689cb" style:font-style-asian="normal" style:font-style-complex="normal"/>
    </style:style>
    <style:style style:name="P19" style:family="paragraph" style:parent-style-name="Standard">
      <style:text-properties fo:font-style="normal" officeooo:rsid="002689cb" officeooo:paragraph-rsid="0029a044" style:font-style-asian="normal" style:font-style-complex="normal"/>
    </style:style>
    <style:style style:name="P20" style:family="paragraph" style:parent-style-name="Standard">
      <style:text-properties fo:font-style="normal" fo:font-weight="normal" officeooo:rsid="0029a044" officeooo:paragraph-rsid="002689cb" style:font-style-asian="normal" style:font-weight-asian="normal" style:font-style-complex="normal" style:font-weight-complex="normal"/>
    </style:style>
    <style:style style:name="P21" style:family="paragraph" style:parent-style-name="Standard">
      <style:text-properties fo:font-style="normal" fo:font-weight="normal" officeooo:rsid="0029a044" officeooo:paragraph-rsid="0029a044" style:font-style-asian="normal" style:font-weight-asian="normal" style:font-style-complex="normal" style:font-weight-complex="normal"/>
    </style:style>
    <style:style style:name="P22" style:family="paragraph" style:parent-style-name="Standard">
      <style:text-properties fo:font-style="normal" fo:font-weight="normal" officeooo:rsid="0029d0ca" officeooo:paragraph-rsid="0029a044" style:font-style-asian="normal" style:font-weight-asian="normal" style:font-style-complex="normal" style:font-weight-complex="normal"/>
    </style:style>
    <style:style style:name="P23" style:family="paragraph" style:parent-style-name="Standard">
      <style:text-properties fo:font-style="normal" fo:font-weight="normal" officeooo:rsid="00307d30" officeooo:paragraph-rsid="0029a044" style:font-style-asian="normal" style:font-weight-asian="normal" style:font-style-complex="normal" style:font-weight-complex="normal"/>
    </style:style>
    <style:style style:name="P24" style:family="paragraph" style:parent-style-name="Standard">
      <style:text-properties fo:font-style="normal" fo:font-weight="normal" officeooo:rsid="00324d1d" officeooo:paragraph-rsid="0029a044" style:font-style-asian="normal" style:font-weight-asian="normal" style:font-style-complex="normal" style:font-weight-complex="normal"/>
    </style:style>
    <style:style style:name="P25" style:family="paragraph" style:parent-style-name="Standard">
      <style:text-properties fo:font-style="normal" fo:font-weight="normal" officeooo:rsid="00376e08" officeooo:paragraph-rsid="0029a044" style:font-style-asian="normal" style:font-weight-asian="normal" style:font-style-complex="normal" style:font-weight-complex="normal"/>
    </style:style>
    <style:style style:name="P26" style:family="paragraph" style:parent-style-name="Standard">
      <style:text-properties fo:font-style="normal" fo:font-weight="normal" officeooo:rsid="00376e08" officeooo:paragraph-rsid="003f9226" style:font-style-asian="normal" style:font-weight-asian="normal" style:font-style-complex="normal" style:font-weight-complex="normal"/>
    </style:style>
    <style:style style:name="P27" style:family="paragraph" style:parent-style-name="Standard">
      <style:text-properties fo:font-style="normal" fo:font-weight="bold" officeooo:rsid="003c5228" officeooo:paragraph-rsid="003c5228" style:font-style-asian="normal" style:font-weight-asian="bold" style:font-style-complex="normal" style:font-weight-complex="bold"/>
    </style:style>
    <style:style style:name="P28"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normal" officeooo:rsid="001d8129" officeooo:paragraph-rsid="001a5789" style:font-style-asian="normal" style:font-style-complex="normal"/>
    </style:style>
    <style:style style:name="P29"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normal" officeooo:rsid="0024de84" officeooo:paragraph-rsid="001d8129" style:font-style-asian="normal" style:font-style-complex="normal"/>
    </style:style>
    <style:style style:name="P30" style:family="paragraph" style:parent-style-name="Standard">
      <style:text-properties style:text-line-through-style="none" style:text-line-through-type="none" fo:font-style="normal" fo:font-weight="normal" officeooo:rsid="003c5228" officeooo:paragraph-rsid="0029a044" style:font-style-asian="normal" style:font-weight-asian="normal" style:font-style-complex="normal" style:font-weight-complex="normal"/>
    </style:style>
    <style:style style:name="P31" style:family="paragraph" style:parent-style-name="Standard">
      <style:text-properties style:text-line-through-style="none" style:text-line-through-type="none" fo:font-style="normal" fo:font-weight="normal" officeooo:rsid="003f9226" officeooo:paragraph-rsid="003f9226" style:font-style-asian="normal" style:font-weight-asian="normal" style:font-style-complex="normal" style:font-weight-complex="normal"/>
    </style:style>
    <style:style style:name="P32" style:family="paragraph" style:parent-style-name="Standard">
      <style:text-properties style:text-line-through-style="none" style:text-line-through-type="none" fo:font-style="normal" fo:font-weight="normal" officeooo:rsid="003f9226" officeooo:paragraph-rsid="0042f422" style:font-style-asian="normal" style:font-weight-asian="normal" style:font-style-complex="normal" style:font-weight-complex="normal"/>
    </style:style>
    <style:style style:name="P33" style:family="paragraph" style:parent-style-name="Standard">
      <style:text-properties style:text-line-through-style="none" style:text-line-through-type="none" fo:font-style="normal" fo:font-weight="bold" officeooo:rsid="00412366" officeooo:paragraph-rsid="00412366" style:font-style-asian="normal" style:font-weight-asian="bold" style:font-style-complex="normal" style:font-weight-complex="bold"/>
    </style:style>
    <style:style style:name="P34" style:family="paragraph" style:parent-style-name="Standard">
      <style:text-properties style:text-line-through-style="none" style:text-line-through-type="none" fo:font-style="italic" fo:font-weight="normal" officeooo:rsid="00438d72" officeooo:paragraph-rsid="00438d72" style:font-style-asian="italic" style:font-weight-asian="normal" style:font-style-complex="italic" style:font-weight-complex="normal"/>
    </style:style>
    <style:style style:name="P35" style:family="paragraph" style:parent-style-name="Standard">
      <style:text-properties fo:font-style="normal" fo:font-weight="bold" officeooo:rsid="003c5228" officeooo:paragraph-rsid="003c5228" style:font-style-asian="normal" style:font-weight-asian="bold" style:font-style-complex="normal" style:font-weight-complex="bold"/>
    </style:style>
    <style:style style:name="P36" style:family="paragraph" style:parent-style-name="Standard">
      <style:text-properties fo:font-style="normal" fo:font-weight="bold" officeooo:rsid="00438d72" officeooo:paragraph-rsid="00438d72" style:font-style-asian="normal" style:font-weight-asian="bold" style:font-style-complex="normal" style:font-weight-complex="bold"/>
    </style:style>
    <style:style style:name="P37" style:family="paragraph" style:parent-style-name="Standard">
      <style:text-properties fo:font-style="normal" officeooo:rsid="002689cb" officeooo:paragraph-rsid="002689cb" style:font-style-asian="normal" style:font-style-complex="normal"/>
    </style:style>
    <style:style style:name="T1" style:family="text">
      <style:text-properties officeooo:rsid="000c5ef6"/>
    </style:style>
    <style:style style:name="T2" style:family="text">
      <style:text-properties fo:font-style="italic" style:font-style-asian="italic" style:font-style-complex="italic"/>
    </style:style>
    <style:style style:name="T3" style:family="text">
      <style:text-properties fo:font-style="italic" officeooo:rsid="000c5ef6" style:font-style-asian="italic" style:font-style-complex="italic"/>
    </style:style>
    <style:style style:name="T4" style:family="text">
      <style:text-properties fo:font-style="italic" officeooo:rsid="001a6d2a" style:font-style-asian="italic" style:font-style-complex="italic"/>
    </style:style>
    <style:style style:name="T5" style:family="text">
      <style:text-properties fo:font-style="italic" officeooo:rsid="001d8129" style:font-style-asian="italic" style:font-style-complex="italic"/>
    </style:style>
    <style:style style:name="T6" style:family="text">
      <style:text-properties fo:font-style="italic" officeooo:rsid="001e210c" style:font-style-asian="italic" style:font-style-complex="italic"/>
    </style:style>
    <style:style style:name="T7" style:family="text">
      <style:text-properties fo:font-style="italic" officeooo:rsid="00257817" style:font-style-asian="italic" style:font-style-complex="italic"/>
    </style:style>
    <style:style style:name="T8" style:family="text">
      <style:text-properties fo:font-style="italic" officeooo:rsid="00412366" style:font-style-asian="italic" style:font-style-complex="italic"/>
    </style:style>
    <style:style style:name="T9" style:family="text">
      <style:text-properties fo:font-style="italic" officeooo:rsid="0042aef2" style:font-style-asian="italic" style:font-style-complex="italic"/>
    </style:style>
    <style:style style:name="T10" style:family="text">
      <style:text-properties fo:font-style="italic" officeooo:rsid="0042f422" style:font-style-asian="italic" style:font-style-complex="italic"/>
    </style:style>
    <style:style style:name="T11" style:family="text">
      <style:text-properties fo:font-style="italic" fo:font-weight="normal" officeooo:rsid="00278c53" style:font-style-asian="italic" style:font-weight-asian="normal" style:font-style-complex="italic" style:font-weight-complex="normal"/>
    </style:style>
    <style:style style:name="T12" style:family="text">
      <style:text-properties fo:font-style="italic" fo:font-weight="normal" officeooo:rsid="0029a044" style:font-style-asian="italic" style:font-weight-asian="normal" style:font-style-complex="italic" style:font-weight-complex="normal"/>
    </style:style>
    <style:style style:name="T13" style:family="text">
      <style:text-properties fo:font-style="italic" fo:font-weight="normal" officeooo:rsid="0029d0ca" style:font-style-asian="italic" style:font-weight-asian="normal" style:font-style-complex="italic" style:font-weight-complex="normal"/>
    </style:style>
    <style:style style:name="T14" style:family="text">
      <style:text-properties fo:font-style="italic" fo:font-weight="normal" officeooo:rsid="00324d1d" style:font-style-asian="italic" style:font-weight-asian="normal" style:font-style-complex="italic" style:font-weight-complex="normal"/>
    </style:style>
    <style:style style:name="T15" style:family="text">
      <style:text-properties fo:font-style="italic" fo:font-weight="normal" officeooo:rsid="003452ec"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tyle="normal" officeooo:rsid="000c5ef6" style:font-style-asian="normal" style:font-style-complex="normal"/>
    </style:style>
    <style:style style:name="T18" style:family="text">
      <style:text-properties fo:font-style="normal" officeooo:rsid="000d1156" style:font-style-asian="normal" style:font-style-complex="normal"/>
    </style:style>
    <style:style style:name="T19" style:family="text">
      <style:text-properties fo:font-style="normal" officeooo:rsid="000dc1d2" style:font-style-asian="normal" style:font-style-complex="normal"/>
    </style:style>
    <style:style style:name="T20" style:family="text">
      <style:text-properties fo:font-style="normal" officeooo:rsid="000f7bd4" style:font-style-asian="normal" style:font-style-complex="normal"/>
    </style:style>
    <style:style style:name="T21" style:family="text">
      <style:text-properties fo:font-style="normal" officeooo:rsid="001161db" style:font-style-asian="normal" style:font-style-complex="normal"/>
    </style:style>
    <style:style style:name="T22" style:family="text">
      <style:text-properties fo:font-style="normal" officeooo:rsid="0012e92d" style:font-style-asian="normal" style:font-style-complex="normal"/>
    </style:style>
    <style:style style:name="T23" style:family="text">
      <style:text-properties fo:font-style="normal" officeooo:rsid="00136435" style:font-style-asian="normal" style:font-style-complex="normal"/>
    </style:style>
    <style:style style:name="T24" style:family="text">
      <style:text-properties fo:font-style="normal" officeooo:rsid="00160bba" style:font-style-asian="normal" style:font-style-complex="normal"/>
    </style:style>
    <style:style style:name="T25" style:family="text">
      <style:text-properties fo:font-style="normal" officeooo:rsid="001646ca" style:font-style-asian="normal" style:font-style-complex="normal"/>
    </style:style>
    <style:style style:name="T26" style:family="text">
      <style:text-properties fo:font-style="normal" officeooo:rsid="001842d7" style:font-style-asian="normal" style:font-style-complex="normal"/>
    </style:style>
    <style:style style:name="T27" style:family="text">
      <style:text-properties fo:font-style="normal" officeooo:rsid="0018664a" style:font-style-asian="normal" style:font-style-complex="normal"/>
    </style:style>
    <style:style style:name="T28" style:family="text">
      <style:text-properties fo:font-style="normal" officeooo:rsid="001a5789" style:font-style-asian="normal" style:font-style-complex="normal"/>
    </style:style>
    <style:style style:name="T29" style:family="text">
      <style:text-properties fo:font-style="normal" officeooo:rsid="001a6d2a" style:font-style-asian="normal" style:font-style-complex="normal"/>
    </style:style>
    <style:style style:name="T30" style:family="text">
      <style:text-properties fo:font-style="normal" officeooo:rsid="001b99ec" style:font-style-asian="normal" style:font-style-complex="normal"/>
    </style:style>
    <style:style style:name="T31" style:family="text">
      <style:text-properties fo:font-style="normal" officeooo:rsid="001d8129" style:font-style-asian="normal" style:font-style-complex="normal"/>
    </style:style>
    <style:style style:name="T32" style:family="text">
      <style:text-properties fo:font-style="normal" officeooo:rsid="001e210c" style:font-style-asian="normal" style:font-style-complex="normal"/>
    </style:style>
    <style:style style:name="T33" style:family="text">
      <style:text-properties officeooo:rsid="0012e92d"/>
    </style:style>
    <style:style style:name="T34" style:family="text">
      <style:text-properties fo:font-weight="bold" style:font-weight-asian="bold" style:font-weight-complex="bold"/>
    </style:style>
    <style:style style:name="T35" style:family="text">
      <style:text-properties fo:font-weight="bold" officeooo:rsid="0027b315" style:font-weight-asian="bold" style:font-weight-complex="bold"/>
    </style:style>
    <style:style style:name="T36" style:family="text">
      <style:text-properties fo:font-weight="bold" officeooo:rsid="003452ec" style:font-weight-asian="bold" style:font-weight-complex="bold"/>
    </style:style>
    <style:style style:name="T37" style:family="text">
      <style:text-properties fo:font-weight="bold" officeooo:rsid="00404f77" style:font-weight-asian="bold" style:font-weight-complex="bold"/>
    </style:style>
    <style:style style:name="T38" style:family="text">
      <style:text-properties fo:font-weight="bold" officeooo:rsid="0042aef2" style:font-weight-asian="bold" style:font-weight-complex="bold"/>
    </style:style>
    <style:style style:name="T39" style:family="text">
      <style:text-properties fo:font-weight="normal" style:font-weight-asian="normal" style:font-weight-complex="normal"/>
    </style:style>
    <style:style style:name="T40" style:family="text">
      <style:text-properties fo:font-weight="normal" officeooo:rsid="00278c53" style:font-weight-asian="normal" style:font-weight-complex="normal"/>
    </style:style>
    <style:style style:name="T41" style:family="text">
      <style:text-properties fo:font-weight="normal" officeooo:rsid="0027b315" style:font-weight-asian="normal" style:font-weight-complex="normal"/>
    </style:style>
    <style:style style:name="T42" style:family="text">
      <style:text-properties fo:font-weight="normal" officeooo:rsid="0029a044" style:font-weight-asian="normal" style:font-weight-complex="normal"/>
    </style:style>
    <style:style style:name="T43" style:family="text">
      <style:text-properties fo:font-weight="normal" officeooo:rsid="0029d0ca" style:font-weight-asian="normal" style:font-weight-complex="normal"/>
    </style:style>
    <style:style style:name="T44" style:family="text">
      <style:text-properties fo:font-weight="normal" officeooo:rsid="002ef30b" style:font-weight-asian="normal" style:font-weight-complex="normal"/>
    </style:style>
    <style:style style:name="T45" style:family="text">
      <style:text-properties fo:font-weight="normal" officeooo:rsid="00307d30" style:font-weight-asian="normal" style:font-weight-complex="normal"/>
    </style:style>
    <style:style style:name="T46" style:family="text">
      <style:text-properties fo:font-weight="normal" officeooo:rsid="00324d1d" style:font-weight-asian="normal" style:font-weight-complex="normal"/>
    </style:style>
    <style:style style:name="T47" style:family="text">
      <style:text-properties fo:font-weight="normal" officeooo:rsid="003452ec" style:font-weight-asian="normal" style:font-weight-complex="normal"/>
    </style:style>
    <style:style style:name="T48" style:family="text">
      <style:text-properties fo:font-weight="normal" officeooo:rsid="00355542" style:font-weight-asian="normal" style:font-weight-complex="normal"/>
    </style:style>
    <style:style style:name="T49" style:family="text">
      <style:text-properties fo:font-weight="normal" officeooo:rsid="00373223" style:font-weight-asian="normal" style:font-weight-complex="normal"/>
    </style:style>
    <style:style style:name="T50" style:family="text">
      <style:text-properties fo:font-weight="normal" officeooo:rsid="00376e08" style:font-weight-asian="normal" style:font-weight-complex="normal"/>
    </style:style>
    <style:style style:name="T51" style:family="text">
      <style:text-properties fo:font-weight="normal" officeooo:rsid="003452ec" fo:background-color="#ed1c24" loext:char-shading-value="0" style:font-weight-asian="normal" style:font-weight-complex="normal"/>
    </style:style>
    <style:style style:name="T52" style:family="text">
      <style:text-properties officeooo:rsid="00257817"/>
    </style:style>
    <style:style style:name="T53" style:family="text">
      <style:text-properties officeooo:rsid="0027b315"/>
    </style:style>
    <style:style style:name="T54" style:family="text">
      <style:text-properties officeooo:rsid="003bcd48"/>
    </style:style>
    <style:style style:name="T55" style:family="text">
      <style:text-properties officeooo:rsid="003c5228"/>
    </style:style>
    <style:style style:name="T56" style:family="text">
      <style:text-properties style:text-line-through-style="solid" style:text-line-through-type="single"/>
    </style:style>
    <style:style style:name="T57" style:family="text">
      <style:text-properties style:text-line-through-style="solid" style:text-line-through-type="single" officeooo:rsid="003c5228"/>
    </style:style>
    <style:style style:name="T58" style:family="text">
      <style:text-properties style:text-line-through-style="none" style:text-line-through-type="none" officeooo:rsid="003c5228"/>
    </style:style>
    <style:style style:name="T59" style:family="text">
      <style:text-properties style:text-line-through-style="none" style:text-line-through-type="none" fo:font-weight="bold" officeooo:rsid="003c5228" style:font-weight-asian="bold" style:font-weight-complex="bold"/>
    </style:style>
    <style:style style:name="T60" style:family="text">
      <style:text-properties style:text-line-through-style="none" style:text-line-through-type="none" fo:font-weight="bold" officeooo:rsid="003dba96" style:font-weight-asian="bold" style:font-weight-complex="bold"/>
    </style:style>
    <style:style style:name="T61" style:family="text">
      <style:text-properties style:text-line-through-style="none" style:text-line-through-type="none" officeooo:rsid="003dba96"/>
    </style:style>
    <style:style style:name="T62" style:family="text">
      <style:text-properties style:text-line-through-style="none" style:text-line-through-type="none" fo:font-style="italic" officeooo:rsid="003dba96" style:font-style-asian="italic" style:font-style-complex="italic"/>
    </style:style>
    <style:style style:name="T63" style:family="text">
      <style:text-properties style:text-line-through-style="none" style:text-line-through-type="none" fo:font-style="italic" officeooo:rsid="003f9226" style:font-style-asian="italic" style:font-style-complex="italic"/>
    </style:style>
    <style:style style:name="T64" style:family="text">
      <style:text-properties style:text-line-through-style="none" style:text-line-through-type="none" officeooo:rsid="003f9226"/>
    </style:style>
    <style:style style:name="T65" style:family="text">
      <style:text-properties style:text-line-through-style="none" style:text-line-through-type="none" officeooo:rsid="00404f77"/>
    </style:style>
    <style:style style:name="T66" style:family="text">
      <style:text-properties officeooo:rsid="003f9a46"/>
    </style:style>
    <style:style style:name="T67" style:family="text">
      <style:text-properties officeooo:rsid="00404f77"/>
    </style:style>
    <style:style style:name="T68" style:family="text">
      <style:text-properties officeooo:rsid="00412366"/>
    </style:style>
    <style:style style:name="T69" style:family="text">
      <style:text-properties officeooo:rsid="0042aef2"/>
    </style:style>
    <style:style style:name="T70" style:family="text">
      <style:text-properties officeooo:rsid="0042f422"/>
    </style:style>
    <style:style style:name="T71" style:family="text">
      <style:text-properties fo:font-size="10pt" officeooo:rsid="0042f422"/>
    </style:style>
    <style:style style:name="T72" style:family="text">
      <style:text-properties fo:font-size="10pt" fo:font-weight="bold" officeooo:rsid="0042f422" style:font-weight-asian="bold" style:font-weight-complex="bold"/>
    </style:style>
    <style:style style:name="T73" style:family="text">
      <style:text-properties officeooo:rsid="00438d7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LOGUE<text:line-break/><text:tab/>Vinias IX stood on the raised platform and let his gaze sweep over the crowded plaza. Banners of yellow and banners of red hung down from lamp posts and houses that loomed over the square while blossoming cherry trees from off-shoot boulevards dropped their pink confetti. Wind took up banners and blossoms alike, mixing it with the sound of street lyrists and the occasional courtly bard. </text:p>
      <text:p text:style-name="P1"><text:span text:style-name="T1"><text:tab/>Behind</text:span> Vinias IX and the tower were a gaggle of assorted high ranking Cirulists and <text:span text:style-name="T33">Architects</text:span>. <text:span text:style-name="T1">Two of the Architect Craftsfolk were dabbing away at droplets of sweat on their faces while the third held himself a little too stiffly. The day to test their masterwork came a little too quickly for most of their liking.</text:span></text:p>
      <text:p text:style-name="P2"><text:tab/><text:span text:style-name="T1">Down in the square </text:span>families from all across the nation and beyond shaded their eyes against the noon sun, looking up <text:span text:style-name="T1">behind Vinias IX at the Shimmering Tower. </text:span>Tall enough to cast a shadow that reached well beyond the town walls, the <text:span text:style-name="T1">Shimmering</text:span> Tower stood in <text:span text:style-name="T1">as a testament to cooperation</text:span>. <text:tab/></text:p>
      <text:p text:style-name="P2"><text:tab/><text:span text:style-name="T1">Vinias turned around. </text:span><text:span text:style-name="T3">This Shimmering nonsense is not worth the cost</text:span><text:span text:style-name="T17">. Irritated, </text:span><text:span text:style-name="T18">t</text:span><text:span text:style-name="T17">he Annointed </text:span><text:span text:style-name="T18">One</text:span><text:span text:style-name="T17"> </text:span><text:span text:style-name="T19">swiveled to face </text:span><text:span text:style-name="T17">Gasban. Months earlier the thought of working with the supercilious Cirulist would have turned over Vinias’ stomach but he had to admit a begrudging respect for Gasban’s ability to organize such a massive undertaking. He always pushed his collaborators to the limit of their talent. And then beyond, for extra measure. Yes, a fine job- even if he went overboard on the Glimmer.</text:span></text:p>
      <text:p text:style-name="P3"><text:span text:style-name="T17"><text:tab/>It didn’t take long for Gasban to begin speaking. “We finished final checks last night, arch-chancellor. </text:span><text:span text:style-name="T18">A few of the Craftsmen raised concerns over keeping the Protocol, they claim the end points <text:s/>aren’t stable enough to keep the focus.” </text:span></text:p>
      <text:p text:style-name="P7"><text:tab/>A quick one, Gasban. Always anticipating what you’ll do next, and always ready with to give a response. Vinias’ chiseled frown did not deepen, nor did he give any other indication that he had just heard a fairly massive concern. “You are still confident in the design,” he stated softly. It was not a question. Too often Gasban would raise a seeming issue to test Vinias’ reaction. He suspected that tactic worked well for Gasban and keeping other people off balance. Vinias did not become Archchancellor of the Order of Annointed by emulating other people.</text:p>
      <text:p text:style-name="P3"><text:span text:style-name="T18"><text:tab/>“Of course. </text:span><text:span text:style-name="T19">Naturally it is my deepest hope that we can continue with the ceremony,</text:span><text:span text:style-name="T18">” came the response, with barely enough room between his and Vinias’ words for a mouse to fit.</text:span></text:p>
      <text:p text:style-name="P3"><text:span text:style-name="T18"><text:tab/></text:span><text:span text:style-name="T19">Schooled into deep patience Vinias did not stir at the provocation. Perfection was indispensable, and Gasban is the finest Cirulist, outside the Order of Annointed. And since the tower fell well within Gasban’s specialty not even Vinias could overturn a unanimous vote of the Order to commission the tower from him. And Gasban knew this.</text:span></text:p>
      <text:p text:style-name="P3"><text:span text:style-name="T19"><text:tab/>“Don’t get over confident, Gasban,” Vinias motioned to towards the Tower, “We’ll see how well it works- but if the axe falls, it won’t be over my neck.” With that Vinias swept around and stepped toward his vast audience, before Gasban could get a word in edgewise. He would learn that his talents wouldn’t mean anything if they weren’t tempered by discipline and respect </text:span><text:span text:style-name="T24">for authority</text:span><text:span text:style-name="T19">. </text:span><text:span text:style-name="T24">The kind of d</text:span><text:span text:style-name="T19">iscipline that Vinias </text:span><text:span text:style-name="T24">had in ample amounts</text:span><text:span text:style-name="T19">. </text:span><text:span text:style-name="T24">The kind of r</text:span><text:span text:style-name="T20">espect that gave Vinias the edge </text:span><text:span text:style-name="T24">over Gasban </text:span><text:span text:style-name="T20">he needed for admission into the Order.</text:span></text:p>
      <text:p text:style-name="P8"><text:tab/>“My compatriots!” Vinias bellowed out into the eager crowd. The hush that followed teetered on the edge of anticipation. “Today marks a new era. An era of innovation. An era of wealth,” he continued, before adding darkly “an era of triumph.”</text:p>
      <text:p text:style-name="P3"><text:span text:style-name="T20"><text:tab/>“</text:span><text:span text:style-name="T21">X</text:span><text:span text:style-name="T20"> years ago westerlin savages broke through our Dome.” Cheerful expressions worked themselves into frowns across the square. Many present today were refugees from the </text:span><text:span text:style-name="T21">precipice</text:span><text:span text:style-name="T20">, or </text:span><text:span text:style-name="T21">else knew people who lived there. Too many. “They ravaged our landscape! And did they leave our Trails untouched, that we might send aid? Did they not cut the cirulires? Did they not demolish our tranpanes?”</text:span></text:p>
      <text:p text:style-name="P3"><text:span text:style-name="T21"><text:tab/>Vinias let the question hang. He had reached into the core of their anger for the past X. Why would the westerlins attack such a good people? Attack, when they had no chance of facing a much more advanced race? Not too many Musseler citizens understood the peoples beyond the precipice. No, </text:span><text:soft-page-break/><text:span text:style-name="T21">they had no idea; the people of Mussel </text:span><text:span text:style-name="T22">could not understand their sudden enemies anymore than they could mount a defense against them after years of complacency. Vinias could use that to unite them.</text:span></text:p>
      <text:p text:style-name="P3"><text:span text:style-name="T22"><text:tab/>Tapping into his Glimmer armband, </text:span><text:span text:style-name="T23">Vinias focused some of his cirule into the Archchancellor’s staff. An ornate affair of carved mahogany with two walnut-sized </text:span><text:span text:style-name="T26">Glimmer-fashioned</text:span><text:span text:style-name="T23"> semicircles embedded on to either side of a cross guard at the top. Branching out from the cross guard were two lengths of wood bending up and slightly towards each other before bending out and away. Where the bends were closest sat</text:span><text:span text:style-name="T26"> a sleek Glimmer sphere </text:span><text:span text:style-name="T23">that touched the base of the cross guard and the two bends, </text:span><text:span text:style-name="T26">giving</text:span><text:span text:style-name="T24"> off a faint light</text:span><text:span text:style-name="T23">.</text:span></text:p>
      <text:p text:style-name="P3"><text:span text:style-name="T23"><text:tab/>“</text:span><text:span text:style-name="T24">But the westerlin attack came at a great cost!”. Reacting to the focused cirule directed into the staff from Vinias, the shimmering ball intensified its glow. Vinias raised up the staff and reached into its stored knowledge. He found the effect he desired, and pushed it through the focus orb. He could feel a fraction of his cirule drain as a large burst of fire engulfed the air above the staff. “They did not have this! They did not have our blessing!”</text:span></text:p>
      <text:p text:style-name="P9"><text:tab/>A roar swept through the crowd. A few people paid by the Order helped it along in key positions, but the people wouldn’t care. So long as Vinias got that reaction from everyone. He could do anything.</text:p>
      <text:p text:style-name="P3"><text:span text:style-name="T24"><text:tab/></text:span><text:span text:style-name="T25">A small, tense feeling blossomed in Vinias mind, a feeling in the direction of Gasban. Vinias allowed himself a small smile at Gasban’s impulsiveness. Gasban was no threat to him, despite the genius that comes close (but certainly not surpassing) Vinias’ own. Gasban did not know the art of working crowds, or working those superior to you. </text:span></text:p>
      <text:p text:style-name="P10"><text:tab/>Vinias let the focus drop and the fire started dwindling out, along with the tension in his mind also started to lessen. “Today, we begin our era of everlasting protection, ” the crowd slightly quieted, “and also the era celestial advancement,” the noise in the crowd subsided entirely.</text:p>
      <text:p text:style-name="P3"><text:span text:style-name="T25"><text:tab/>Letting his smile deepen, Vinias gestured toward the still-visible moon halfway from the horizon to the sun. The Shimmering Tower would provide another Dome, a stronger one to be sure. That was what initially let Vinias get the people’s support in building it. But it also would be the strongest endpoint of the Cirulean Protocol for the entire world. </text:span><text:span text:style-name="T26">Strength that it could focus enough cirule to transpane someone from the top of the tower to any where else. And today was the day of its maiden send off.</text:span></text:p>
      <text:p text:style-name="P3"><text:span text:style-name="T26"><text:tab/>Eighty colonists, handpicked among top-tier Cirulists, and Craftsfolk, upperclass statesfolk’s second or third born children and their servants. Three of the Order of Appointed counted among the Cirulists, but seven Craftsfolk Architects, including the three on the platform, were going along. Their researchers believe, supposedly, that the moon has a high concentration of Glimmer. Acolytes from both </text:span><text:span text:style-name="T27">Cirulists and Craftsfolk</text:span><text:span text:style-name="T26"> </text:span><text:span text:style-name="T27">made up the largest group in eighty.</text:span></text:p>
      <text:p text:style-name="P11"><text:tab/>“Today, we will expand our reach. Our enemies will not take us by surprise. We will be free to work on wonders of all kinds!” </text:p>
      <text:p text:style-name="P11"><text:tab/>Cheering emerged once more, tinged with uncertainty. Vinias gestured to his assistant behind, who stood next to a large transpane. Formerly the largest transpane in Mussel, Vinias mused that it would soon fade to obscurity. Vinias felt a tightening in his mind as his assistant focused Cirule beside the transpane. The tightening grew as more and more Glimmer packs lining the transpane beneath the tower were tapped into.</text:p>
      <text:p text:style-name="P4"><text:span text:style-name="T27"><text:tab/>Glowing intensified from the transpane. The colonists standing on top of it began to glow with the same light dancing off the transpane, until the light from every person briefly flashed and they were gone. </text:span><text:span text:style-name="T28">Not long after the Shimmering Tower started to glow.</text:span></text:p>
      <text:p text:style-name="P12"><text:tab/>If the crowd had been hushed before, straining to hear Vinias’ words, then the hush now lay like a blanket of awe. It seemed that everyone had taken a breath at the same time that the tower started to glow, which was now rapidly intensifying. Soon it would even compete with the sun.</text:p>
      <text:p text:style-name="P12"><text:tab/>And it was done. A brief flare, brighter than what many in the crowd thought possible, emanated out before the tower fell to a dull silvery grey.</text:p>
      <text:p text:style-name="P12"><text:soft-page-break/><text:tab/>Vinias did not watch the tower. He was not one to be <text:span text:style-name="T54">distracted</text:span> by the payoff of an immense project, no matter how rewarding. Savoring the moment had come before the spectacle, for Vinias. He did, however, witness Gasban. The light at its most intensive might have made it hard to tell, but Vinias thought he caught a grimace from the profile view of Gasban’s face, right as the colonists atop the tower were sent to their final destination…</text:p>
      <text:p text:style-name="P12"/>
      <text:p text:style-name="P12"/>
      <text:p text:style-name="P12"/>
      <text:p text:style-name="P13">CHAPTER 1</text:p>
      <text:p text:style-name="P13"/>
      <text:p text:style-name="P5"><text:span text:style-name="T16"><text:tab/></text:span><text:span text:style-name="T4">The first days were the hardest. I think that is what everyone expected, but no one knew just </text:span><text:span text:style-name="T29">how </text:span><text:span text:style-name="T4"><text:s/>difficult it would be.</text:span></text:p>
      <text:p text:style-name="P13">----------</text:p>
      <text:p text:style-name="P5"><text:span text:style-name="T16"><text:tab/>For as long as Jisto could remember, the moon shone </text:span><text:span text:style-name="T29">every</text:span><text:span text:style-name="T16"> night </text:span><text:span text:style-name="T29">of his life</text:span><text:span text:style-name="T16">. Great-father told Jisto stories about the moon throughout his childhood. Gazing up at the moon, as he did every night, sometimes he could still hear them. </text:span><text:span text:style-name="T29">He gripped his necklace fondly and turned back on the path toward home before papi would yell at him, letting go as he did.</text:span></text:p>
      <text:p text:style-name="P14"><text:tab/>The markets were not doing as well of late the past few months. Jisto’s haul from the market made a light load for Brond to pull along. The horse seemed happier to have less weight to carry around, but would probably not be as happy when Jisto had fewer carrots to hand out.</text:p>
      <text:p text:style-name="P14"><text:tab/>Still, papi sent Jisto to the market in Drisdal every high-moon and was not happy when Jisto brought back excuses instead of leather. And without the leather, there were fewer shoes, with fewer customers, with fewer coins to take to the market…</text:p>
      <text:p text:style-name="P5"><text:span text:style-name="T29"><text:tab/>Shaking himself, Jisto put a little pip into his step and urged Brond to hurry up as well. It was getting too late for dreary thoughts. In </text:span><text:span text:style-name="T30">his</text:span><text:span text:style-name="T29"> estimation time, spent worrying was better time spent hurrying, but saying such things to papi earned a </text:span><text:span text:style-name="T30">grunt</text:span><text:span text:style-name="T29">. </text:span><text:span text:style-name="T30">Jisto could always bite his tongue when needed.</text:span></text:p>
      <text:p text:style-name="P15"><text:tab/>Dirt turned to cobble, and Jisto soon passed the farrier. He longed to stop in and say hi. Elzella always had a him. And when he tells Elzi how silly it is for a cobbler to not make cobbles, she always laughed. Papi would blush, and wait until they were out of the store before giving Jisto an earful.</text:p>
      <text:p text:style-name="P15"><text:tab/>Jisto also liked seeing Piper around. When they were younger and still into playing little jokes, Elzi would chase them out of the house and they’d explore the Flats. Never to the west, however. Even Jisto knew that. Sometimes Elzi would joke about sending Piper to live with Jisto. Jisto would like that, then he could talk about how Piper would grow up to play an instrument all day long.</text:p>
      <text:p text:style-name="P5"><text:span text:style-name="T30"><text:tab/></text:span><text:span text:style-name="T31">Jisto turned right at the fountain square. He thought that it was a little too silent for the night… oh, the tavern isn’t open. </text:span><text:span text:style-name="T5">Hmm,</text:span><text:span text:style-name="T31"> Jisto thought, </text:span><text:span text:style-name="T5">it usually never misses a night- especially not high-moon</text:span><text:span text:style-name="T31">. The moon was always bright at night, but in the middle of the month it was even more so. Still, even lacking the familiar balads spilling out into the night, something felt off to Jisto. Sighing, he thought about how good it would be to get to his bed finally and quit worrying. Jisto sped up again.</text:span></text:p>
      <text:p text:style-name="P28"><text:tab/></text:p>
      <text:p text:style-name="P16"/>
      <text:p text:style-name="P16"><text:tab/>Piper held open the book on his lap, but his head was leaning against the cubby and his eyes were pointed out the window. During high-moon he didn’t need to burn oil to read, but tonight it didn’t matter. He heard horse hooves and wheels running over the cobbles down on the street below and had let his mind wander. Usually that meant he was getting too tired to read. Distractions annoyed Piper. Typically they could be ignored, but he was especially irritated when he couldn’t.</text:p>
      <text:p text:style-name="P6"><text:span text:style-name="T16"><text:tab/>Shutting the book with perhaps a little more force than necessary, Piper shuffled over to his cot and shelved </text:span><text:span text:style-name="T2">Ancient Architecture</text:span><text:span text:style-name="T16">. Dreary old buildings did not captivate Piper’s interest the same way stories about heroes fighting fantastical creatures could. Jisto never read, </text:span><text:span text:style-name="T32">yet always needled Piper about reading the same old kind of books.</text:span></text:p>
      <text:p text:style-name="P6"><text:soft-page-break/><text:span text:style-name="T16"><text:tab/></text:span><text:span text:style-name="T6">Well, I can do different things, </text:span><text:span text:style-name="T32">he thought. </text:span><text:span text:style-name="T6">I definitely read different books for myself. Definitely not to impress Jisto</text:span><text:span text:style-name="T32">. Bemused at his own lie, Piper lay down and tried to stop his mind from racing. Eventually he found sleep.</text:span></text:p>
      <text:p text:style-name="P29"/>
      <text:p text:style-name="P17"/>
      <text:p text:style-name="P17"><text:tab/>It didn’t take too long for the sound of the rumbling cart wheels to be replaced by the swishing of grass <text:span text:style-name="T34">[This doesnt make sense, the cobblers shop is also in the town; move this to the part where jisto gets into town and switch around the predicates]</text:span><text:span text:style-name="T39">. </text:span>Jisto could tell that Brond was beginning to get tired; whickering from the horse had grown more insistent over the past hour. A list of chores that Jisto still had to complete ran through his head. Usually Brond lasted longer than Jisto.</text:p>
      <text:p text:style-name="P17"><text:tab/>Up ahead, before he reached the last turn before cobbler street (the name which Jisto knew <text:span text:style-name="T2">wasn’t </text:span>a coincidence) Jisto could hear a low murmer of voices drifting through open shutters. The moonly meeting of tradesfolk and farmers held its meetings at the intersection of the only streets in town that were paved in cobbles. Every window in the two stories of the townhouse was lit with a cylindrical candle wider than Jisto’s arm. Typically, the gathering would have convened long before Jisto would have returned from his trip. Typically, the mayor would also be in attendance <text:span text:style-name="T52">at any townhouse meeting</text:span>. Typically, Jisto would have heard the mayor’s booming voice, <text:span text:style-name="T52">even this far off</text:span>.</text:p>
      <text:p text:style-name="P17"><text:tab/><text:span text:style-name="T52">No, typical was not in for it this evening with Jisto. The village’s Order of Conduct layed out rules years ago about how to carry out townhouse meetings, and by those rules Jisto and any other of-age youth could have attended. Naturally, Jisto always had better things to do, but tonight he was a little curious. But tonight, he suspected that his de jure welcome would not be well-come at all.</text:span></text:p>
      <text:p text:style-name="P17"><text:tab/><text:span text:style-name="T52">As far as people went Jisto felt he had a pretty good sense of how they’re feeling. Too many times being caught sneaking off with a few feastday pies taught you valuable life lessons. Whether or not the day was appropriate for riling up one of Mistress au’Toress’ cats came in handy when he had to determine just how well half the town would feel if he burst through the townhouse double doors at that moment. Today was not a good day for cat riling.</text:span></text:p>
      <text:p text:style-name="P17"><text:tab/><text:span text:style-name="T52">Even so… </text:span></text:p>
      <text:p text:style-name="P17"><text:tab/><text:span text:style-name="T7">No, </text:span><text:span text:style-name="T52">he thought, </text:span><text:span text:style-name="T7">I have to give Brond a rest. </text:span><text:span text:style-name="T52">He paused his walking. </text:span><text:span text:style-name="T7">And me too.</text:span></text:p>
      <text:p text:style-name="P18"><text:tab/>It wasn’t too long after filling pouring oats into Brond’s feed bag and checking there was water that Jisto was back at the townhouse, this time from behind. He decided that it was springtime and Brond wouldn’t need a blanket. Or his shoes checked. Or the wagon unhitched. Mistress Elzella <text:span text:style-name="T53">Kofnen</text:span> might have harsh words for him later, but Jisto put that thought behind him. What lay ahead interested him most.</text:p>
      <text:p text:style-name="P18"/>
      <text:p text:style-name="P18"/>
      <text:p text:style-name="P27">[SPLIT CHAPTER HERE BEFORE PIPER INTRODUCTION?]</text:p>
      <text:p text:style-name="P36">[YEAH LETS DO IT, CHAPTER 2 NO BRAKES ON THE WRITE TRAIN]</text:p>
      <text:p text:style-name="P36">Chapter 2</text:p>
      <text:p text:style-name="P34">weird quote thing to help build background</text:p>
      <text:p text:style-name="P36"/>
      <text:p text:style-name="P18"><text:tab/>On the back of the townhouse, in a dirt alleyway next to another building, most all of the windows were shuttered, but Jisto could still make out candle light. Blueish-green paint that reminded Jisto of <text:span text:style-name="T34">[its turqouise/aquamarine, but I dont think he’s ever seen an aquamarine] </text:span><text:span text:style-name="T39">peeled slightly and revealed a light pine underneath. On the third window in, between two highup pine slats, the light was a little brighter and Jisto took up a familiar perch on the ledge. Honestly, after all the effort it took to find a window with a loose slat, the least he could have was a more comfortable seat. </text:span></text:p>
      <text:p text:style-name="P18"><text:span text:style-name="T39"><text:tab/>Behind the slats and the candle (it seemed taller than Brond remembered; he would have to find higher slats) was the source of the sounds. Jisto estimated about </text:span><text:span text:style-name="T41">forty</text:span><text:span text:style-name="T39"> people in total were inside. Jisto could barely make out papi, sitting next to the large and burly chested farmer au’Bornen. A</text:span><text:span text:style-name="T41">round ten</text:span><text:span text:style-name="T39"> </text:span><text:soft-page-break/><text:span text:style-name="T39">townsfolk had remained standing, leaving seven of the tallest chairs, </text:span><text:span text:style-name="T45">at the head of the large oaken table and</text:span><text:span text:style-name="T39"> closest to Jisto, unoccupied.</text:span></text:p>
      <text:p text:style-name="P18"><text:span text:style-name="T39"><text:tab/>Five people sat on the Order of Conduct. Leading them during Session was the mayor and his deputy. </text:span><text:span text:style-name="T40">A small knot grew in Jisto’s stomach. His legs twitched and longed to kick into action. Maybe just a bit of fresh air…</text:span></text:p>
      <text:p text:style-name="P18"><text:span text:style-name="T40"><text:tab/>Jisto’s hand found his necklace and, to his surprise, his breathing resumed to normal. In past seasons, after especially prank-filled days, Jisto would often take the longer way back home. Too many people gathered in front of his house, Jisto decided, would surely not be worth his time. </text:span><text:span text:style-name="T35">Yes, best to avoid any… conflict [I wanna nail it home that Jisto is more apt to run away from problems than he is to directly confront/solve them, to characterize his reaction in the last paragraph. But I dont like being this obtuse. Man this writing thing is hard.]</text:span><text:span text:style-name="T40">. Even if he heard about it later that evening from papi. Often in great detail. No, how could he know why Master au’Bornen’s favorite hunting knife was no longer were it belonged? It’s not his fault that the window next to the mantel above the hearth happened to be unlatched this morning. Besides, if au’Bornen can afford to have </text:span><text:span text:style-name="T11">glass</text:span><text:span text:style-name="T40"> windows, why he’s practically begging for an innocent passerby to look on in.</text:span></text:p>
      <text:p text:style-name="P18"><text:span text:style-name="T39"><text:tab/></text:span><text:span text:style-name="T41">Only a few sounds trickled toward Jisto. Whatever discussion the gathered townsfolk had when he rounded the corner earlier appeared to be over. To have carried all the way out into the street, even with the opened shutters on the front two sides of the building, that discussion must have been fairly contentious. Jisto felt a bit more peace return to him; if the townsfolk hadn’t reached an agreement since Jisto came back then surely they’d still be yelling. </text:span><text:span text:style-name="T42">Relaxed, Jisto leaned back against the siding.</text:span></text:p>
      <text:p text:style-name="P18"><text:span text:style-name="T41"><text:tab/>Jisto’s muscles suddenly stiffened and he almost fell towards the closed shutters. Holding in a gasp, he rounded (as best he could on the window sill) to look down at his right side where two of Piper’s fingers lay embedded. Gripping his necklace harder, Jisto opened his mouth to give Piper the what-for when he saw Piper move </text:span><text:span text:style-name="T42">his fingers and press their backs against Jisto’s mouth.</text:span></text:p>
      <text:p text:style-name="P18"><text:span text:style-name="T42"><text:tab/>Remembering exactly what building he was outside of, and occupants who were </text:span><text:span text:style-name="T12">inside</text:span><text:span text:style-name="T42">, Jisto clenched his jaw and resolved to get revenge. Piper couldn’t nearly match his masterful schemes, all he could do was physically discomfit Jisto. It had been awile and Jisto cursed himself for letting his guard down.</text:span></text:p>
      <text:p text:style-name="P20"><text:tab/>Releasing the grip on his necklace, Jisto gently brushed aside Pipers hand. “What are you doing here?” he asked, already knowing the answer. </text:p>
      <text:p text:style-name="P20"><text:tab/>Piper emitted a soft laughed. “Where trouble is a brewin’ I always know where to find Jisto.”</text:p>
      <text:p text:style-name="P18"><text:span text:style-name="T42"><text:tab/>Jisto paused for a brief moment. </text:span><text:span text:style-name="T12">Trouble?</text:span><text:span text:style-name="T42"> Now and again, trouble had a way of finding Jisto. Trouble had a way of ruining a perfectly good joke, and making him look bad. But never, </text:span><text:span text:style-name="T12">never</text:span><text:span text:style-name="T42"> would he be accused of causing…</text:span></text:p>
      <text:p text:style-name="P20"><text:tab/>Piper jumped on the silence and gestured back out of the alleyway, onto the street. “Brond is the biggest horse in town. When I saw your horse cart trundle by I knew you’d be back after realizing that your papi wasn’t home. You came a lot quicker than I thought, did you get Brond set up for the night, right?” He adopted an expectant expression.</text:p>
      <text:p text:style-name="P20"><text:tab/>“Yes, yes, no one seems to think I can take care of animals,” Jisto dismissed the question with his hand. With his other hand he reached out and pulled Piper up onto the sill to his right. “What I don’t get is why you, of all people, would be sitting out here in an alley of all places?”</text:p>
      <text:p text:style-name="P18"><text:span text:style-name="T42"><text:tab/>Piper’s bemusement was almost too much for Jisto. It took a good deal of his restraint not to jab him back, see how </text:span><text:span text:style-name="T12">he </text:span><text:span text:style-name="T42">likes being poked in the side unexpectedly. Which of course he wouldn’t have. Battles are won with weapons. Wars are won with wit. Of course.</text:span></text:p>
      <text:p text:style-name="P21"><text:tab/>But the expression was gone before Jisto could finish deciding not to react. Instead Jisto saw a little bit of worry creep into Piper’s brow.</text:p>
      <text:p text:style-name="P19"><text:span text:style-name="T42"><text:tab/>“When mam didn’t come back at the normal time, I thought I had to check it out,” </text:span><text:span text:style-name="T43">Piper finally responded.</text:span><text:span text:style-name="T42"> Mistress Elzella was a fierce lady. She did not put up with unpunctual behavior. Or long meetings that would cause Mistress Elzella to be unpunctual. Still, </text:span><text:span text:style-name="T46">Jisto knew she had a soft spot for </text:span><text:soft-page-break/><text:span text:style-name="T46">him.</text:span><text:span text:style-name="T42"> </text:span><text:span text:style-name="T46">Elzi</text:span><text:span text:style-name="T43"> always said that he reminded her that “you don’t need to be serious all the time.” A </text:span><text:span text:style-name="T13">serious </text:span><text:span text:style-name="T43">affront to Jisto, but he could not remain angry very long when </text:span><text:span text:style-name="T47">Elzi would take a little off the cost of </text:span><text:span text:style-name="T43">new shoes for Brond. Or when she would slip him a feastday sweet before the actual day. </text:span><text:span text:style-name="T47">In general, o</text:span><text:span text:style-name="T43">ther people doing for Jisto the justice he deserves gain</text:span><text:span text:style-name="T47">s</text:span><text:span text:style-name="T43"> a lot of favor. Try to earn your own justice a little too often and the town chef’s begin to hide the meal preparations.</text:span></text:p>
      <text:p text:style-name="P22"><text:tab/>“Jisto? Are you paying attention?” Piper demanded.</text:p>
      <text:p text:style-name="P19"><text:span text:style-name="T43"><text:tab/>“Yes of course. I don’t see why people always claim my mind wanders. Even though it can be quite wander-</text:span><text:span text:style-name="T13">ful</text:span><text:span text:style-name="T43"> when I need it.”</text:span></text:p>
      <text:p text:style-name="P19"><text:span text:style-name="T43"><text:tab/>Jisto </text:span><text:span text:style-name="T44">didn’t bother to marshall indignation when Piper let out a derisive snort mixed with frustration.</text:span></text:p>
      <text:p text:style-name="P19"><text:span text:style-name="T44"><text:tab/>“</text:span><text:span text:style-name="T45">Listen, do see that one in the corner?”</text:span></text:p>
      <text:p text:style-name="P23"><text:tab/>Jisto peered inside once more. The farmers and tradesfolk never mingled too much. In fact it consistently surprised Jisto that they held these meetings in the first place, but big mouths around town like papi and farmer au’Bornen insisted they all get together every month. Something about keeping the mayor honest (Jisto didn’t claim to understand these things). He suspected au’Bornen and papi stood together to encourage interaction, but each group mostly kept to themselves. One person in particular, however, didn’t seem to be associated with either clump.</text:p>
      <text:p text:style-name="P23"><text:tab/>Probably the most noticeable aspect about him was his… cleanliness. Not that anyone in little Harral’s Precipice was particularly unclean. Of course not. Especially not Jisto. Just that sometimes the occasional bath would fall behind other priorities, and before you’d know it a full moon cycle had gone by and the dirt seemed to extrude from your pores. Not that Jisto would have any knowledge about this. </text:p>
      <text:p text:style-name="P19"><text:span text:style-name="T45"><text:tab/>Special effort seem to go into the man’s appearance, more </text:span><text:span text:style-name="T46">effort than Jisto had ever seen Harralfolk put forth, </text:span><text:span text:style-name="T45">except </text:span><text:span text:style-name="T46">during the Karmban cycle. And even then. Something about the aloof way the man held himself, </text:span><text:span text:style-name="T14">casually</text:span><text:span text:style-name="T46"> clean as if he woke up that way, stirred something inside Jisto.</text:span></text:p>
      <text:p text:style-name="P24"><text:tab/>“I think he’s from . And I think he’s why the meeting is going on for so long.”</text:p>
      <text:p text:style-name="P24"><text:tab/>Jisto shot Piper and accusing look. “How do you know so much about the meeting?”</text:p>
      <text:p text:style-name="P19"><text:span text:style-name="T46"><text:tab/></text:span><text:span text:style-name="T47">Piper snorted. “I watched and paid attention, dummy. You might figure a thing or too out on your own if you paid attention more.” Forestalling Jisto’s protest, Piper continued, “Look, I think he’s from the </text:span><text:span text:style-name="T15">capital</text:span><text:span text:style-name="T47">! Do you know what that means?” He sounded excited.</text:span></text:p>
      <text:p text:style-name="P19"><text:span text:style-name="T47"><text:tab/>“First off all, of course I knew all about the meeting. I just, you know, had to make sure </text:span><text:span text:style-name="T15">you</text:span><text:span text:style-name="T47"> knew about it.” Jisto knew when to stop when Piper starting rolling his eyes. Not that he was saying anything wrong. Of course not. “And the capital? I really doubt it. Sometimes, you know, it’s hard to believe that place actually exists.”</text:span></text:p>
      <text:p text:style-name="P19"><text:span text:style-name="T47"><text:tab/>“</text:span><text:span text:style-name="T51">Oh my</text:span><text:span text:style-name="T47"> </text:span><text:span text:style-name="T36">[do not put god here, you fool, they have other exclamations. Or they don’t because YOU DONT KNOW WHAT THE CULTURE IS LIKE, HMMM?? SEEM LIKE A PROBLEM TO YOU AT ALL?]</text:span><text:span text:style-name="T47">, can you please stop joking for one second?” Piper took, then released, two breaths. “I am thoroughly convinced he’s from the capital. </text:span><text:span text:style-name="T48">Last time I saw someone dressed that nice, it must have been,” he glanced upward, creased his brow, and counted off on his fingers under his breath, “</text:span><text:span text:style-name="T49">eleven years ago?”</text:span></text:p>
      <text:p text:style-name="P19"><text:span text:style-name="T49"><text:tab/>“Piper, you squirrel, </text:span><text:span text:style-name="T50">we would have only seen eight sun cycles. I don’t even remember what I had for dinner tonight.”</text:span></text:p>
      <text:p text:style-name="P25"><text:tab/>“That’s because you probably didn’t have dinner,” Piper shot back. “Your memory might be more fit for a squirrel than mine, you... squirrel!” <text:span text:style-name="T55">Jisto smirked, ”</text:span>I know what I know and <text:span text:style-name="T55">the</text:span> man in that room reminds me exactly of the <text:span text:style-name="T55">one</text:span> who visited eleven years ago!”</text:p>
      <text:p text:style-name="P25"><text:tab/>In Piper’s excitement he nearly sweeped his hands against the shutters. “Let’s move away from here before you let everyone know two delinquents are sitting outside their window,” Jisto said in a Piper-like way, emphasizing delinquents. Piper hated his own tone turned against him. And he especially hated it when Jisto called Piper the sort of words that Piper normally reserved for Jisto.</text:p>
      <text:p text:style-name="P25"><text:soft-page-break/><text:tab/>Instead of giving the reaction Jisto wanted, Piper nodded in agreement. “You know, we have every right to be in that room right now.”</text:p>
      <text:p text:style-name="P27">[This next character development is steeped in my least favorite part of exposition lol, so blatant. Maybe a scene where they storm in..?]</text:p>
      <text:p text:style-name="P25"><text:tab/><text:span text:style-name="T55">After </text:span>Jisto jumped down <text:span text:style-name="T55">he </text:span>helped Piper descend before scoffing, <text:span text:style-name="T56">“as if they’d welcome us to </text:span><text:span text:style-name="T57">their meeting. Papi thinks I’m an embarrassment. Why do you think he always sends me on errands? And </text:span><text:span text:style-name="T58"><text:s/>“as if they’d let us barge in. Even if they didn’t spin us around and boot us out faster than the Chancellor’s own horse </text:span><text:span text:style-name="T59">[stop] </text:span><text:span text:style-name="T58">they’d only stop talking about whatever.” Jisto forestalled Piper’s protest. “I don’t care what the Order of Conduct wrote in those ancient dusty paper weights. Ask anyone of the mayor’s lapdogs today and they’ll tell you we’re just ‘interpreting’ the rules wrong,” he completed in a quick stream of conscience.</text:span></text:p>
      <text:p text:style-name="P30"><text:tab/>Normally Piper’s sudden displeasure would have given Jisto some of the opposite, but his anger tonight barred him from feeling any. Piper pointed back toward the window.</text:p>
      <text:p text:style-name="P25"><text:span text:style-name="T58"><text:tab/>“That doesn’t change the fact that what they’re talking about is something we need to know. Do you not care at all that someone from the capital came all the way out to the </text:span><text:span text:style-name="T61">p</text:span><text:span text:style-name="T58">recipices? </text:span><text:span text:style-name="T61">Do you think he’s just out here enjoying himself? It’s a </text:span><text:span text:style-name="T60">&lt;long way a way&gt;</text:span><text:span text:style-name="T61">. It’s probably not worth the &lt;</text:span><text:span text:style-name="T60">government</text:span><text:span text:style-name="T61">&gt;’s time, or &lt;</text:span><text:span text:style-name="T60">currency, I need a lot of names!</text:span><text:span text:style-name="T61">&gt;{coin} to bother sending a representative.”</text:span></text:p>
      <text:p text:style-name="P25"><text:span text:style-name="T61"><text:tab/>After he felt that Piper had worked out a sufficient amount of frustration, (and maybe a </text:span><text:span text:style-name="T62">very</text:span><text:span text:style-name="T61"> little amount on his own part,) Jisto responded, “Of course I care! And I happen to know exactly why.” Piper didn’t respond to the bait.</text:span></text:p>
      <text:p text:style-name="P25"><text:span text:style-name="T61"><text:tab/>Finally, Jisto said, “Okay, [</text:span><text:span text:style-name="T60">smartass alternative]</text:span><text:span text:style-name="T61">, you tell me,” and forcefully halted his legs and folded his arms. The way his feet had impacted the ground Jisto could almost believe he was trying to squish an unlucky burroworm. Unlikely on a clear night like this, Jisto briefly reflected.</text:span></text:p>
      <text:p text:style-name="P26"><text:span text:style-name="T61"><text:tab/>“Why, he came to get his overturned boots shined by the </text:span><text:span text:style-name="T62">best </text:span><text:span text:style-name="T61">cobbler in the ‘pices,” Jisto turned towards the townhouse before continuing, “Why wouldn’t such an </text:span><text:span text:style-name="T62">esteemed, reputable, </text:span><text:span text:style-name="T64">highly respected </text:span><text:span text:style-name="T63">chronicler </text:span><text:span text:style-name="T61">come all this way </text:span><text:span text:style-name="T64">for that</text:span><text:span text:style-name="T61">? </text:span><text:span text:style-name="T64">T</text:span><text:span text:style-name="T61">he best cobbler in all of Mussel if you ask papi.” Jisto threw his arms up, and hoped that Piper picked up on his mockery. Even Piper knew that using “mayorspeak” only made you sound silly.</text:span></text:p>
      <text:p text:style-name="P26"><text:span text:style-name="T61"><text:tab/></text:span><text:span text:style-name="T64">“Chronicler’s don’t look like that, squirrel head,” Piper threw back, his fixation on Jisto’s earlier insult making Jisto smile, “and they come a lot more often than this newcomer, and the man from way back.” </text:span><text:span text:style-name="T65">Piper’s agitation seemed to be at a low sizzle by now.</text:span></text:p>
      <text:p text:style-name="P31"><text:tab/>“Oh, I know all about chronicler’s. Papi has even more choice things to say about them than he does me!” <text:span text:style-name="T66">Jisto jested. Truly, claimed papi, no man was more foul than the one who takes the fair-earned coin of another. Never mind that, in the end, it helps papi more than he knew, as Jisto understood it. Without the chroniclers’ claim on the coins, how could they be kept protected with the Dome? Fed, by farms maintainted </text:span><text:span text:style-name="T37">[lol]</text:span><text:span text:style-name="T66"> with cirule straight from the capital?</text:span></text:p>
      <text:p text:style-name="P31"><text:tab/><text:span text:style-name="T67">Piper and Jisto had by this time circled around the front of the building. Jisto acknowledged a brief, blissful respite from Piper’s endless out pour of words. If words were water Piper could put rainstorms to shame. Most days, at least. Seeing the capitol man inside seemed to temper his tempest.</text:span></text:p>
      <text:p text:style-name="P31"><text:tab/><text:span text:style-name="T68">They both jumped as the door slammed open.</text:span></text:p>
      <text:p text:style-name="P31"/>
      <text:p text:style-name="P33">Chapter 3, <text:span text:style-name="T73">I guess</text:span> </text:p>
      <text:p text:style-name="P34">weird quote thing to help build background</text:p>
      <text:p text:style-name="P31"><text:tab/></text:p>
      <text:p text:style-name="P31"><text:tab/><text:span text:style-name="T68">Piper didn’t recover as quickly as Jisto, and that bothered him. Quickly he put the bother away. If he didn’t know better, he’d think Jisto pretended at nonchalance just to annoy him.</text:span></text:p>
      <text:p text:style-name="P31"><text:tab/>“...<text:span text:style-name="T67">clear that our plight means nothing to you!” came through the now open left-most door, announcing farmer au’Bornen. He and Jisto may as well have been two of the paving stones for all the </text:span><text:soft-page-break/><text:span text:style-name="T67">attention au’Bornen gave them. Not too long after came a stream of people, farmers and tradesfolk, out the same door. Most of them carried au’Bornen’s rancid expression. Some tradesfolk glanced curiously at Piper and Jisto. </text:span><text:span text:style-name="T8">Interesting. </text:span><text:span text:style-name="T68">Piper stored that thought away for later. Several of the horses across the street were already mounted by the farmers who still had to make their way out to their fields, by the time the second door opened.</text:span></text:p>
      <text:p text:style-name="P31"><text:tab/><text:span text:style-name="T67">Out of it walked the capitol man. Closer, Piper could see the way he carried himself rivaled the grace of his clothing. In fact all of his clothes appeared to never have been worn before. All of the noise around him diminished, he stole it in a way that the thick blanket of night would be jealous of. And he knew it.</text:span></text:p>
      <text:p text:style-name="P31"><text:tab/><text:span text:style-name="T67">His eyes took in Jisto and Piper, like he expected to see them their. Lingering for not a moment as they passed examine the last of the departing farmers on horseback. A few of the tradesfolk who happened to glance backwards proceeded to pull their cowls closer.</text:span></text:p>
      <text:p text:style-name="P31"><text:tab/><text:span text:style-name="T68">All of the man’s actions seemed to flow from one to another without pause or hesitation. Before his panoramic examination concluded the man’s feet had turned to match the orientation of his eyes and Piper didn’t even realize the man had begun walking. Up the street, in the direction of the mayor’s manor.</text:span></text:p>
      <text:p text:style-name="P31"><text:tab/><text:span text:style-name="T68">On a normal day, it would be perfectly reasonable for a man from the capitol to seek out the political power in town. At least if visits from the capitol were normal. Piper remembered eleven years ago when the most recent of visits, excluding this one, occurred. The mayor at that time had been the then ebullient farmer au’Bornen. After that particular visit, au’Bornen mostly went around with the same manner he had exiting the townhouse.</text:span></text:p>
      <text:p text:style-name="P31"><text:tab/><text:span text:style-name="T69">It didn’t make sense for Piper to feel unease about the capitol man. </text:span><text:span text:style-name="T9">Hornless </text:span><text:span text:style-name="T10">h</text:span><text:span text:style-name="T9">aryits, I need something else to call him.</text:span><text:span text:style-name="T69"> Why shouldn’t the capital occasionally send someone… a visit from an… </text:span></text:p>
      <text:p text:style-name="P31"><text:tab/>“<text:span text:style-name="T69">Architect,” Piper blurted. </text:span></text:p>
      <text:p text:style-name="P31"><text:tab/>“<text:span text:style-name="T69">What?” asked Jisto.</text:span></text:p>
      <text:p text:style-name="P31"><text:tab/><text:span text:style-name="T69">Cheeks blushing slightly, Piper responded, “Architect, that’s what they’re called.” </text:span><text:span text:style-name="T38">[okay, but is this a name that Piper would think up/remember? I don’t know what I want him to be, remembering or inventing ughghghghghg]</text:span></text:p>
      <text:p text:style-name="P31"><text:tab/>“<text:span text:style-name="T69">Who?” asked Jisto.</text:span></text:p>
      <text:p text:style-name="P31"><text:tab/>“<text:span text:style-name="T69">Oh come off it.” Piper furrowed his brow. He wouldn’t let Jisto see how much he is constantly annoyed by Jisto’s… ignorance, lack of comprehension, inability to see anything directly in front of him. “That’s what the capitol man is called. An Architect.”</text:span></text:p>
      <text:p text:style-name="P31"><text:tab/>“<text:span text:style-name="T69">Ah, of course, I was waiting for you to figure that out.”</text:span></text:p>
      <text:p text:style-name="P31"><text:tab/><text:span text:style-name="T69">Piper struggled to contain his anger. It wasn’t too hard; Jisto became easier to deal with as one spends more time with him. Piper inwardly chuckled. It was a little bit hilarious their little dynamic. Jisto seemed to like putting one over on people, so Piper continued to let him. That’s the reason. Of course. Any good friend would do the same.</text:span></text:p>
      <text:p text:style-name="P32"><text:tab/><text:span text:style-name="T70">Jisto forestalled Piper’s retort. “Okay, impress me with your ‘haryit intellect’. Tell me why I care so deeply about an architect visiting us ‘picers.”</text:span></text:p>
      <text:p text:style-name="P32"><text:tab/><text:span text:style-name="T70">Normally Piper wouldn’t call Jisto’s bluff (let him believe he’s won whatever game he think he’s playing), but he felt particularly overwhelmed by Jisto’s personality this evening. “First of all, it’s Architect. The name is important. And since you seem to know so much, I’d rather </text:span><text:span text:style-name="T10">you</text:span><text:span text:style-name="T70"> tell </text:span><text:span text:style-name="T10">me</text:span><text:span text:style-name="T70">.”</text:span></text:p>
      <text:p text:style-name="P32"><text:span text:style-name="T70"><text:tab/>“Alright, an </text:span><text:span text:style-name="T10">Architect</text:span><text:span text:style-name="T70">. Know all about these people. They’re really important. They only visit precipice dumps like Harro’s every ten years or so. And, he scares the wits out of you. Good thing I’m here to help you remember.“</text:span></text:p>
      <text:p text:style-name="P32"><text:tab/>“<text:span text:style-name="T70">Oh, bravo </text:span><text:span text:style-name="T72">[um actually no one would say bravo in this world. It aint italian. But I don’t have a better way to confer the meaning behind a sarcastic bravo without outright telling the reader.]</text:span><text:span text:style-name="T71">. Clearly your knowledge knows no limits. </text:span><text:span text:style-name="T72">[This feels cliched, and I think I’m overplaying the banter between these two. We already had a “chapter” dedicated entirely to that, so this one needs to take a new direction.]</text:span></text:p>
      <text:p text:style-name="P31"><text:soft-page-break/><text:tab/></text:p>
      <text:p text:style-name="P3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1T12:00:34.523518802</meta:creation-date>
    <dc:date>2017-11-04T23:53:41.953432341</dc:date>
    <meta:editing-duration>PT2H8M55S</meta:editing-duration>
    <meta:editing-cycles>16</meta:editing-cycles>
    <meta:generator>LibreOffice/5.4.1.2$Linux_X86_64 LibreOffice_project/40m0$Build-2</meta:generator>
    <meta:document-statistic meta:table-count="0" meta:image-count="0" meta:object-count="0" meta:page-count="9" meta:paragraph-count="115" meta:word-count="5651" meta:character-count="32426" meta:non-whitespace-character-count="26764"/>
  </office:meta>
</office:document-meta>
</file>